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adornments="Bold" style:font-pitch="fixed"/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ato Black" svg:font-family="'Lato Black'" style:font-pitch="variable"/>
    <style:font-face style:name="MathJax_Script" svg:font-family="MathJax_Script" style:font-pitch="variable"/>
    <style:font-face style:name="MathJax_WinChrome" svg:font-family="MathJax_WinChrome" style:font-pitch="variable"/>
    <style:font-face style:name="Noto Looped Lao Condensed" svg:font-family="'Noto Looped La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Arabic ExtBd" svg:font-family="'Noto Sans Arabic ExtBd'" style:font-family-generic="swiss" style:font-pitch="variable"/>
    <style:font-face style:name="Noto Sans Armenian ExtraCondensed Black" svg:font-family="'Noto Sans Armenian ExtraCondensed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82032" draw:textarea-horizontal-align="justify" draw:textarea-vertical-align="middle" draw:auto-grow-height="false" fo:min-height="7.192cm" fo:min-width="26.272cm"/>
    </style:style>
    <style:style style:name="gr2" style:family="graphic" style:parent-style-name="standard">
      <style:graphic-properties draw:stroke="none" draw:fill-color="#f0a500" draw:textarea-horizontal-align="justify" draw:textarea-vertical-align="middle" draw:auto-grow-height="false" fo:min-height="3.756cm" fo:min-width="3.73cm"/>
    </style:style>
    <style:style style:name="gr3" style:family="graphic" style:parent-style-name="standard">
      <style:graphic-properties draw:stroke="none" draw:fill-color="#082032" draw:textarea-horizontal-align="justify" draw:textarea-vertical-align="middle" draw:auto-grow-height="false" fo:min-height="3.756cm" fo:min-width="3.7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-color="#082032" draw:textarea-horizontal-align="justify" draw:textarea-vertical-align="middle" draw:auto-grow-height="false" fo:min-height="0cm" fo:min-width="2.352cm"/>
    </style:style>
    <style:style style:name="gr6" style:family="graphic" style:parent-style-name="standard">
      <style:graphic-properties draw:stroke="none" draw:fill-color="#082032" draw:textarea-vertical-align="middle" draw:auto-grow-height="false" fo:min-height="0.094cm" fo:min-width="0cm"/>
    </style:style>
    <style:style style:name="gr7" style:family="graphic" style:parent-style-name="standard">
      <style:graphic-properties draw:stroke="none" svg:stroke-color="#000000" draw:fill="none" draw:fill-color="#ffffff" fo:min-height="4.6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86cm"/>
      <style:paragraph-properties style:writing-mode="lr-tb"/>
    </style:style>
    <style:style style:name="gr9" style:family="graphic" style:parent-style-name="standard">
      <style:graphic-properties draw:stroke="none" draw:fill-color="#082032" draw:textarea-horizontal-align="justify" draw:textarea-vertical-align="middle" draw:auto-grow-height="false" fo:min-height="7.192cm" fo:min-width="6.968cm"/>
    </style:style>
    <style:style style:name="P1" style:family="paragraph">
      <loext:graphic-properties draw:fill-color="#082032"/>
      <style:paragraph-properties fo:text-align="center"/>
    </style:style>
    <style:style style:name="P2" style:family="paragraph">
      <loext:graphic-properties draw:fill-color="#f0a5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style:font-name="Impact" fo:font-size="109pt" fo:letter-spacing="0.3cm"/>
    </style:style>
    <style:style style:name="P5" style:family="paragraph">
      <loext:graphic-properties draw:fill="none" draw:fill-color="#ffffff"/>
      <style:text-properties fo:color="#ffffff" loext:opacity="100%" style:font-name="Impact" fo:font-size="109pt" fo:letter-spacing="0.3cm"/>
    </style:style>
    <style:style style:name="P6" style:family="paragraph">
      <style:text-properties fo:color="#f0a500" loext:opacity="100%" style:font-name="Hack" fo:font-size="41pt" fo:letter-spacing="0.06cm" fo:font-weight="bold" fo:background-color="transparent" style:font-size-asian="40pt" style:font-size-complex="40pt"/>
    </style:style>
    <style:style style:name="P7" style:family="paragraph">
      <loext:graphic-properties draw:fill="none" draw:fill-color="#ffffff"/>
      <style:text-properties fo:color="#f0a500" loext:opacity="100%" style:font-name="Hack" fo:font-size="41pt" fo:letter-spacing="0.06cm" fo:font-weight="bold" fo:background-color="transparent" style:font-size-asian="40pt" style:font-size-complex="40pt"/>
    </style:style>
    <style:style style:name="T1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72cm" svg:height="7.442cm" svg:x="-0.041cm" svg:y="-0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5.982cm" svg:height="5.664cm" svg:x="-0.099cm" svg:y="0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5.982cm" svg:height="5.664cm" svg:x="3.654cm" svg:y="0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5.982cm" svg:height="5.664cm" svg:x="-3.801cm" svg:y="0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svg:x1="5.883cm" svg:y1="3.781cm" svg:x2="5.883cm" svg:y2="3.781cm" draw:start-shape="id1" draw:end-shape="id1" svg:d="M5883 3781z" svg:viewBox="0 0 1 1">
          <text:p/>
        </draw:connector>
        <draw:custom-shape draw:style-name="gr5" draw:text-style-name="P1" draw:layer="layout" svg:width="2.852cm" svg:height="0.175cm" svg:x="1.441cm" svg:y="1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852cm" svg:height="0.177cm" svg:x="1.441cm" svg:y="5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069cm" svg:height="1.031cm" svg:x="2.391cm" svg:y="3.265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frame draw:style-name="gr7" draw:text-style-name="P5" draw:layer="layout" svg:width="20.32cm" svg:height="4.942cm" svg:x="5.445cm" svg:y="0.06cm">
          <draw:text-box>
            <text:p text:style-name="P4">CRUD APP</text:p>
          </draw:text-box>
        </draw:frame>
        <draw:frame draw:style-name="gr8" draw:text-style-name="P7" draw:layer="layout" svg:width="20.908cm" svg:height="1.936cm" svg:x="5.597cm" svg:y="5.127cm">
          <draw:text-box>
            <text:p text:style-name="P6"><text:span text:style-name="T1">With </text:span><text:span text:style-name="T1">SQL </text:span><text:span text:style-name="T1">Data</text:span><text:span text:style-name="T1">-</text:span><text:span text:style-name="T1">Base</text:span></text:p>
          </draw:text-box>
        </draw:frame>
      </draw:page>
      <draw:page draw:name="page2" draw:style-name="dp1" draw:master-page-name="Default">
        <draw:custom-shape draw:style-name="gr9" draw:text-style-name="P1" draw:layer="layout" svg:width="7.468cm" svg:height="7.442cm" svg:x="-0.041cm" svg:y="-0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xml:id="id2" draw:id="id2" draw:layer="layout" svg:width="5.982cm" svg:height="5.664cm" svg:x="0.667cm" svg:y="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5.982cm" svg:height="5.664cm" svg:x="4.42cm" svg:y="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5.982cm" svg:height="5.664cm" svg:x="-3.035cm" svg:y="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3" draw:layer="layout" svg:x1="6.649cm" svg:y1="3.832cm" svg:x2="6.649cm" svg:y2="3.832cm" draw:start-shape="id2" draw:end-shape="id2" svg:d="M6649 3832z" svg:viewBox="0 0 1 1">
            <text:p/>
          </draw:connector>
          <draw:custom-shape draw:style-name="gr5" draw:text-style-name="P1" draw:layer="layout" svg:width="2.852cm" svg:height="0.175cm" svg:x="2.207cm" svg:y="1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852cm" svg:height="0.177cm" svg:x="2.207cm" svg:y="5.9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069cm" svg:height="1.031cm" svg:x="3.157cm" svg:y="3.316cm">
            <text:p/>
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adornments="Bold" style:font-pitch="fixed"/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ato Black" svg:font-family="'Lato Black'" style:font-pitch="variable"/>
    <style:font-face style:name="MathJax_Script" svg:font-family="MathJax_Script" style:font-pitch="variable"/>
    <style:font-face style:name="MathJax_WinChrome" svg:font-family="MathJax_WinChrome" style:font-pitch="variable"/>
    <style:font-face style:name="Noto Looped Lao Condensed" svg:font-family="'Noto Looped La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Arabic ExtBd" svg:font-family="'Noto Sans Arabic ExtBd'" style:font-family-generic="swiss" style:font-pitch="variable"/>
    <style:font-face style:name="Noto Sans Armenian ExtraCondensed Black" svg:font-family="'Noto Sans Armenian ExtraCondensed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366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2T11:01:03.198782356</meta:creation-date>
    <dc:date>2021-11-22T12:13:32.627470539</dc:date>
    <meta:editing-duration>PT39M26S</meta:editing-duration>
    <meta:editing-cycles>2</meta:editing-cycles>
    <meta:generator>LibreOffice/7.0.4.2$Linux_X86_64 LibreOffice_project/00$Build-2</meta:generator>
    <meta:document-statistic meta:object-count="19"/>
  </office:meta>
</office:document-meta>
</file>